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gr6" style:family="graphic" style:parent-style-name="standard">
      <style:graphic-properties draw:stroke="dash" draw:stroke-dash="Fine_20_Dashed_20__28_var_29_" draw:fill="solid" draw:fill-color="#ffffff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159cm" svg:x="3.764cm" svg:y="3.204cm">
          <text:p text:style-name="P1">Certificate</text:p>
          <text:p text:style-name="P1">Sen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159cm" svg:x="13.67cm" svg:y="11.459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159cm" svg:x="13.67cm" svg:y="7.141cm">
          <text:p text:style-name="P1">Session Key</text:p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2.159cm" svg:x="3.891cm" svg:y="11.58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159cm" svg:x="3.764cm" svg:y="7.268cm">
          <text:p text:style-name="P1">Session Key</text:p>
          <text:p text:style-name="P1">Sen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159cm" svg:x="13.67cm" svg:y="3.077cm">
          <text:p text:style-name="P1">Certificate</text:p>
          <text:p text:style-name="P1">Receiv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55cm" svg:y1="4.22cm" svg:x2="13.797cm" svg:y2="4.22cm">
          <text:p/>
        </draw:line>
        <draw:line draw:style-name="gr2" draw:text-style-name="P1" draw:layer="layout" svg:x1="7.828cm" svg:y1="12.602cm" svg:x2="13.797cm" svg:y2="12.602cm">
          <text:p/>
        </draw:line>
        <draw:line draw:style-name="gr2" draw:text-style-name="P1" draw:layer="layout" svg:x1="7.828cm" svg:y1="7.776cm" svg:x2="13.797cm" svg:y2="7.776cm">
          <text:p/>
        </draw:line>
        <draw:line draw:style-name="gr2" draw:text-style-name="P1" draw:layer="layout" svg:x1="13.67cm" svg:y1="8.792cm" svg:x2="7.701cm" svg:y2="8.792cm">
          <text:p/>
        </draw:line>
        <draw:frame draw:style-name="gr3" draw:layer="layout" svg:width="3.673cm" svg:height="0.963cm" svg:x="8.981cm" svg:y="3.204cm">
          <draw:text-box>
            <text:p>Certificates</text:p>
          </draw:text-box>
        </draw:frame>
        <draw:frame draw:style-name="gr4" draw:layer="layout" svg:width="3.91cm" svg:height="0.962cm" svg:x="9.136cm" svg:y="12.684cm">
          <draw:text-box>
            <text:p>Post + MAC</text:p>
          </draw:text-box>
        </draw:frame>
        <draw:frame draw:style-name="gr5" draw:layer="layout" svg:width="3.084cm" svg:height="1.171cm" svg:x="9.1cm" svg:y="6.506cm">
          <draw:text-box>
            <text:p>(K<text:span text:style-name="T1">cp</text:span>, C, I)</text:p>
          </draw:text-box>
        </draw:frame>
        <draw:frame draw:style-name="gr4" draw:layer="layout" svg:width="3.084cm" svg:height="1.171cm" svg:x="9.082cm" svg:y="8.919cm">
          <draw:text-box>
            <text:p>(K<text:span text:style-name="T2">sp</text:span>, C, I)</text:p>
          </draw:text-box>
        </draw:frame>
        <draw:custom-shape draw:style-name="gr6" draw:text-style-name="P1" draw:layer="layout" svg:width="6.096cm" svg:height="12.573cm" svg:x="2.875cm" svg:y="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461cm" svg:height="12.7cm" svg:x="12.908cm" svg:y="2.06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581cm" svg:height="0.962cm" svg:x="4.653cm" svg:y="15.015cm">
          <draw:text-box>
            <text:p>Node A</text:p>
          </draw:text-box>
        </draw:frame>
        <draw:frame draw:style-name="gr7" draw:layer="layout" svg:width="2.614cm" svg:height="0.962cm" svg:x="14.485cm" svg:y="14.941cm">
          <draw:text-box>
            <text:p>Node 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Chapin</meta:initial-creator>
    <meta:creation-date>2011-09-15T06:16:52.50</meta:creation-date>
    <dc:date>2011-10-14T12:11:54</dc:date>
    <dc:creator>Peter Chapin</dc:creator>
    <meta:editing-duration>PT00H13M31S</meta:editing-duration>
    <meta:editing-cycles>3</meta:editing-cycles>
    <meta:generator>OpenOffice.org/3.2$Linux OpenOffice.org_project/320m19$Build-9505</meta:generator>
    <meta:document-statistic meta:object-count="18"/>
  </office:meta>
</office:document-meta>
</file>